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C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 style:list-style-name="L1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Progetto: POI-WIFI</text:p>
          </table:table-cell>
          <table:table-cell table:style-name="Tabella1.B1" office:value-type="string">
            <text:p text:style-name="Table_20_Contents">Codice progetto: AB42</text:p>
          </table:table-cell>
        </table:table-row>
        <table:table-row>
          <table:table-cell table:style-name="Tabella1.A2" office:value-type="string">
            <text:p text:style-name="Table_20_Contents">Data: 17 Marzo 2021</text:p>
          </table:table-cell>
          <table:table-cell table:style-name="Tabella1.B2" office:value-type="string">
            <text:p text:style-name="Table_20_Contents">Revisione: 0</text:p>
          </table:table-cell>
        </table:table-row>
        <table:table-row>
          <table:table-cell table:style-name="Tabella1.A2" office:value-type="string">
            <text:p text:style-name="Table_20_Contents">Cliente: Assessorato Turismo</text:p>
          </table:table-cell>
          <table:table-cell table:style-name="Tabella1.B2" office:value-type="string">
            <text:p text:style-name="Table_20_Contents">Sponsor:</text:p>
          </table:table-cell>
        </table:table-row>
      </table:table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">OBBIETTIVI</text:p>
          </table:table-cell>
        </table:table-row>
        <table:table-row>
          <table:table-cell table:style-name="Tabella2.A2" office:value-type="string">
            <text:p text:style-name="Table_20_Contents">Per favorire il turismo culturale, l’Assessorato al Turismo di una città d’arte di medie dimensioni intende</text:p>
            <text:p text:style-name="Table_20_Contents">realizzare un’infrastruttura tecnologica che offra ai visitatori un servizio per la fruizione di contenuti</text:p>
            <text:p text:style-name="Table_20_Contents">multimediali che descrivono i “punti di interesse” (Point Of Interest = POI) di tipo monumentale</text:p>
            <text:p text:style-name="Table_20_Contents">(es. chiese, luoghi storici, ...) e artistico (es. musei, mostre, ...) distribuiti nel centro storico della città.</text:p>
          </table:table-cell>
        </table:table-row>
        <table:table-row>
          <table:table-cell table:style-name="Tabella2.A2" office:value-type="string">
            <text:p text:style-name="P1">PRINCIPALI DERIVERABLE</text:p>
          </table:table-cell>
        </table:table-row>
        <table:table-row>
          <table:table-cell table:style-name="Tabella2.A2" office:value-type="string">
            <text:p text:style-name="P2">Project Manager: pianificazione</text:p>
            <text:p text:style-name="P2">Progettazione: analisi e specifiche</text:p>
            <text:p text:style-name="P2">Esecuzione: realizzazione immagini e video</text:p>
            <text:p text:style-name="P2">Esecuzione: programmazione</text:p>
          </table:table-cell>
        </table:table-row>
        <table:table-row>
          <table:table-cell table:style-name="Tabella2.A2" office:value-type="string">
            <text:p text:style-name="P1">MILESTONE</text:p>
          </table:table-cell>
        </table:table-row>
        <table:table-row>
          <table:table-cell table:style-name="Tabella2.A2" office:value-type="string">
            <text:p text:style-name="P2">Mappatura dei POI</text:p>
          </table:table-cell>
        </table:table-row>
        <table:table-row>
          <table:table-cell table:style-name="Tabella2.A2" office:value-type="string">
            <text:p text:style-name="P1">VINCOLI E DIPENDENZE</text:p>
          </table:table-cell>
        </table:table-row>
        <table:table-row>
          <table:table-cell table:style-name="Tabella2.A2" office:value-type="string">
            <text:p text:style-name="P2">Le risorse necessarie esterne all'azienda sono:</text:p>
            <text:list xml:id="list6898755309765993143" text:style-name="L1">
              <text:list-item>
                <text:p text:style-name="P3">Nuova versione dell'ambiente di sviluppo</text:p>
              </text:list-item>
              <text:list-item>
                <text:p text:style-name="P3">Foto e video dei POI</text:p>
              </text:list-item>
            </text:list>
          </table:table-cell>
        </table:table-row>
        <table:table-row>
          <table:table-cell table:style-name="Tabella2.A2" office:value-type="string">
            <text:p text:style-name="P1">TEMPISTICA PRELIMINARE</text:p>
          </table:table-cell>
        </table:table-row>
        <table:table-row>
          <table:table-cell table:style-name="Tabella2.A2" office:value-type="string">
            <text:p text:style-name="P1"/>
          </table:table-cell>
        </table:table-row>
        <table:table-row>
          <table:table-cell table:style-name="Tabella2.A2" office:value-type="string">
            <text:p text:style-name="P1">PRINCIPALI RISORSE E LIMITI DI COSTO</text:p>
          </table:table-cell>
        </table:table-row>
        <table:table-row>
          <table:table-cell table:style-name="Tabella2.A2" office:value-type="string">
            <text:p text:style-name="P2">Le risorse materiali sono principalmente i video e le foto dei POI</text:p>
            <text:p text:style-name="P2">Il costo medio ammonta a circa 3000 euro</text:p>
          </table:table-cell>
        </table:table-row>
        <table:table-row>
          <table:table-cell table:style-name="Tabella2.A2" office:value-type="string">
            <text:p text:style-name="P1">DOCUMENTI DI RIFERIMENTO E ALLEGATI</text:p>
          </table:table-cell>
        </table:table-row>
        <table:table-row>
          <table:table-cell table:style-name="Tabella2.A2" office:value-type="string">
            <text:p text:style-name="P2">Allegato specifiche progetto</text:p>
          </table:table-cell>
        </table:table-row>
        <table:table-row>
          <table:table-cell table:style-name="Tabella2.A2" office:value-type="string">
            <text:p text:style-name="P1">STRUTTURA ORGANIZZATIVA</text:p>
          </table:table-cell>
        </table:table-row>
        <table:table-row>
          <table:table-cell table:style-name="Tabella2.A2" office:value-type="string">
            <text:p text:style-name="P2">Il project Manager del progetto sarà Lorenzo Pasquini</text:p>
            <text:p text:style-name="P2">Il Team di progetto sarà costituito da un altra persona, Marco Giorgi</text:p>
          </table:table-cell>
        </table:table-row>
        <table:table-row>
          <table:table-cell table:style-name="Tabella2.A2" office:value-type="string">
            <text:p text:style-name="P1">AUTORZZAZIONE</text:p>
          </table:table-cell>
        </table:table-row>
      </table:table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Table_20_Contents">Approvato da:</text:p>
          </table:table-cell>
          <table:table-cell table:style-name="Tabella3.A1" office:value-type="string">
            <text:p text:style-name="Table_20_Contents">Gruppo Foreign Key</text:p>
          </table:table-cell>
          <table:table-cell table:style-name="Tabella3.C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o Giorgi</meta:initial-creator>
    <meta:creation-date>2021-04-06T15:53:38</meta:creation-date>
    <dc:date>2021-04-06T17:22:44</dc:date>
    <dc:creator>Roberto Giorgi</dc:creator>
    <meta:editing-duration>PT1H13M35S</meta:editing-duration>
    <meta:editing-cycles>2</meta:editing-cycles>
    <meta:generator>OpenOffice/4.1.1$Unix OpenOffice.org_project/411m6$Build-9775</meta:generator>
    <meta:document-statistic meta:table-count="3" meta:image-count="0" meta:object-count="0" meta:page-count="1" meta:paragraph-count="34" meta:word-count="183" meta:character-count="1266"/>
  </office:meta>
</office:document-meta>
</file>